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in" fo:margin-bottom="0in" style:contextual-spacing="true" fo:line-height="100%"/>
    </style:style>
    <style:style style:name="P2" style:family="paragraph" style:parent-style-name="List_20_Paragraph" style:list-style-name="WWNum1">
      <style:paragraph-properties fo:margin-top="0in" fo:margin-bottom="0in" style:contextual-spacing="true" fo:line-height="100%"/>
      <style:text-properties officeooo:paragraph-rsid="00199cbc"/>
    </style:style>
    <style:style style:name="P3" style:family="paragraph" style:parent-style-name="List_20_Paragraph" style:list-style-name="WWNum3">
      <style:paragraph-properties fo:margin-top="0in" fo:margin-bottom="0in" style:contextual-spacing="true" fo:line-height="100%"/>
    </style:style>
    <style:style style:name="P4" style:family="paragraph" style:parent-style-name="List_20_Paragraph" style:list-style-name="WWNum2">
      <style:paragraph-properties fo:margin-top="0in" fo:margin-bottom="0in" style:contextual-spacing="true" fo:line-height="100%"/>
    </style:style>
    <style:style style:name="P5" style:family="paragraph" style:parent-style-name="List_20_Paragraph" style:list-style-name="WWNum4">
      <style:paragraph-properties fo:margin-top="0in" fo:margin-bottom="0in" style:contextual-spacing="true" fo:line-height="100%"/>
    </style:style>
    <style:style style:name="P6" style:family="paragraph" style:parent-style-name="List_20_Paragraph" style:list-style-name="WWNum5">
      <style:paragraph-properties fo:margin-top="0in" fo:margin-bottom="0in" style:contextual-spacing="true" fo:line-height="100%"/>
    </style:style>
    <style:style style:name="P7" style:family="paragraph" style:parent-style-name="List_20_Paragraph" style:list-style-name="WWNum6">
      <style:paragraph-properties fo:margin-top="0in" fo:margin-bottom="0in" style:contextual-spacing="true" fo:line-height="100%"/>
    </style:style>
    <style:style style:name="P8" style:family="paragraph" style:parent-style-name="List_20_Paragraph" style:list-style-name="WWNum7">
      <style:paragraph-properties fo:margin-top="0in" fo:margin-bottom="0in" style:contextual-spacing="true" fo:line-height="100%"/>
    </style:style>
    <style:style style:name="P9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font-size="6pt" style:font-size-asian="5.25pt" style:font-size-complex="6pt"/>
    </style:style>
    <style:style style:name="P10" style:family="paragraph" style:parent-style-name="List_20_Paragraph" style:list-style-name="WWNum4">
      <style:paragraph-properties fo:margin-left="0in" fo:margin-right="0in" fo:margin-top="0in" fo:margin-bottom="0in" style:contextual-spacing="true" fo:line-height="100%" fo:text-indent="0in" style:auto-text-indent="false"/>
      <style:text-properties fo:font-size="6pt" style:font-size-asian="5.25pt" style:font-size-complex="6pt"/>
    </style:style>
    <style:style style:name="P11" style:family="paragraph" style:parent-style-name="List_20_Paragraph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size="6pt" style:font-size-asian="5.25pt" style:font-size-complex="6pt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1a517d"/>
    </style:style>
    <style:style style:name="P14" style:family="paragraph" style:parent-style-name="Standard">
      <style:paragraph-properties fo:margin-top="0in" fo:margin-bottom="0in" style:contextual-spacing="false"/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top="0in" fo:margin-bottom="0in" style:contextual-spacing="false" fo:line-height="100%"/>
    </style:style>
    <style:style style:name="P16" style:family="paragraph" style:parent-style-name="Standard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17" style:family="paragraph" style:parent-style-name="Standard">
      <style:paragraph-properties fo:margin-left="0.5in" fo:margin-right="0in" fo:margin-top="0in" fo:margin-bottom="0in" style:contextual-spacing="false" fo:line-height="100%" fo:text-indent="-0.25in" style:auto-text-indent="false"/>
      <style:text-properties officeooo:paragraph-rsid="0017a556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font-size="6pt" style:font-size-asian="5.25pt" style:font-size-complex="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 fo:font-size="10pt" style:text-underline-style="none" style:font-size-asian="10pt" style:font-size-complex="10pt"/>
    </style:style>
    <style:style style:name="T4" style:family="text">
      <style:text-properties fo:color="#000000" loext:opacity="100%" fo:font-size="10pt" style:text-underline-style="none" officeooo:rsid="001a517d" style:font-size-asian="10pt" style:font-size-complex="10pt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fo:font-size="10pt" style:text-underline-style="none" style:font-size-asian="10pt" style:font-size-complex="10pt"/>
    </style:style>
    <style:style style:name="T7" style:family="text">
      <style:text-properties style:use-window-font-color="true" loext:opacity="0%" fo:font-size="10pt" style:text-underline-style="none" style:font-size-asian="10pt" style:font-size-complex="10pt" style:font-weight-complex="bold"/>
    </style:style>
    <style:style style:name="T8" style:family="text">
      <style:text-properties style:use-window-font-color="true" loext:opacity="0%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199cbc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font-size-asian="10pt" style:font-size-complex="10pt" style:font-weight-complex="bold"/>
    </style:style>
    <style:style style:name="T14" style:family="text">
      <style:text-properties fo:font-size="10pt" officeooo:rsid="0017a556" style:font-size-asian="10pt" style:font-size-complex="10pt" style:font-weight-complex="bold"/>
    </style:style>
    <style:style style:name="T15" style:family="text">
      <style:text-properties fo:font-size="10pt" officeooo:rsid="00199cbc" style:font-size-asian="10pt" style:font-size-complex="10pt" style:font-weight-complex="bold"/>
    </style:style>
    <style:style style:name="T16" style:family="text">
      <style:text-properties fo:font-size="10pt" officeooo:rsid="0017a556" style:font-size-asian="10pt" style:font-size-complex="10pt"/>
    </style:style>
    <style:style style:name="T17" style:family="text">
      <style:text-properties fo:font-size="10pt" officeooo:rsid="00199cbc" style:font-size-asian="10pt" style:font-size-complex="10pt"/>
    </style:style>
    <style:style style:name="T18" style:family="text">
      <style:text-properties fo:font-size="10pt" officeooo:rsid="001a517d" style:font-size-asian="10pt" style:font-size-complex="10pt"/>
    </style:style>
    <style:style style:name="T1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Will Farhat</text:span></text:p>
      <text:p text:style-name="P13"><text:span text:style-name="Internet_20_link"><text:span text:style-name="T3">willf668@gmail.com </text:span></text:span><text:span text:style-name="Internet_20_link"><text:span text:style-name="T4">| </text:span></text:span><text:span text:style-name="T2">626-361-3282 | willfarhat.com</text:span><text:span text:style-name="Internet_20_link"><text:span text:style-name="T3"> | github.com/willf668 </text:span></text:span><text:span text:style-name="Internet_20_link"><text:span text:style-name="T4">| <text:s/>linkedin.com/in/will-farhat</text:span></text:span></text:p>
      <text:p text:style-name="P14"/>
      <text:h text:style-name="Heading_20_3" text:outline-level="3"><text:span text:style-name="T5">Education</text:span></text:h>
      <text:p text:style-name="P15"><text:span text:style-name="T10">University of Southern California – Viterbi School of Engineering<text:tab/><text:tab/> <text:s text:c="7"/>Expected Graduation: May 2025</text:span></text:p>
      <text:p text:style-name="P17"><text:span text:style-name="T12">Bachelors of Science in Computer Science</text:span><text:span text:style-name="T10"> </text:span><text:span text:style-name="T13"><text:tab/></text:span><text:span text:style-name="T14">and Games <text:tab/><text:tab/><text:tab/><text:tab/><text:tab/><text:tab/> <text:s text:c="8"/>GPA: 3.</text:span><text:span text:style-name="T15">91</text:span></text:p>
      <text:p text:style-name="P16"><text:span text:style-name="T12">Honors: </text:span><text:span text:style-name="T16">Dean’s List, </text:span><text:span text:style-name="T17">CURVE </text:span><text:span text:style-name="T12">Research Fellow</text:span><text:span text:style-name="T16">ship</text:span></text:p>
      <text:p text:style-name="P15"><text:span text:style-name="T10">Harvard-Westlake High </text:span><text:span text:style-name="T11">School</text:span><text:span text:style-name="T10"><text:tab/><text:tab/><text:tab/><text:tab/><text:tab/><text:tab/><text:tab/> <text:s text:c="4"/>June 2021 </text:span><text:span text:style-name="T11">| GPA: 4.43/3.89</text:span></text:p>
      <text:p text:style-name="P18"/>
      <text:h text:style-name="Heading_20_3" text:outline-level="3"><text:span text:style-name="T5">Skills</text:span></text:h>
      <text:list xml:id="list1093585550" text:style-name="WWNum1">
        <text:list-item>
          <text:p text:style-name="P1"><text:span text:style-name="T12">C++, Java, Python, JavaScript/TypeScript/HTML/CSS, C#</text:span></text:p>
        </text:list-item>
        <text:list-item>
          <text:p text:style-name="P2"><text:span text:style-name="T12">React, Node.js, </text:span><text:span text:style-name="T17">Express.js, GraphQL, MongoDB</text:span><text:span text:style-name="T12">, OpenCV, TensorFlow</text:span></text:p>
        </text:list-item>
        <text:list-item>
          <text:p text:style-name="P1"><text:span text:style-name="T12">Git, Linux, AWS EC2/S3/Elastic Beanstalk, Firebase, Docker/Kubernetes, Unity, Unreal Engine, </text:span><text:span text:style-name="T17">Steamworks</text:span></text:p>
        </text:list-item>
      </text:list>
      <text:p text:style-name="P9"/>
      <text:h text:style-name="Heading_20_3" text:outline-level="3"><text:span text:style-name="T5">Experience</text:span></text:h>
      <text:p text:style-name="P15"><text:span text:style-name="T9">Undergrad Research Fellow<text:tab/><text:tab/><text:tab/></text:span><text:span text:style-name="T12"><text:tab/><text:tab/><text:tab/><text:tab/> <text:s text:c="7"/><text:tab/><text:tab/></text:span><text:span text:style-name="T10"> August 2021-Present</text:span></text:p>
      <text:p text:style-name="P16"><text:a xlink:type="simple" xlink:href="https://ict.usc.edu/prototypes/one-world-terrain-owt/" text:style-name="Internet_20_link" text:visited-style-name="Visited_20_Internet_20_Link"><text:span text:style-name="Internet_20_link"><text:span text:style-name="T6">USC One World Terrain Project</text:span></text:span></text:a><text:span text:style-name="T12">, Los Angeles, CA</text:span></text:p>
      <text:list xml:id="list2419163396" text:style-name="WWNum3">
        <text:list-item>
          <text:p text:style-name="P3"><text:span text:style-name="T18">R</text:span><text:span text:style-name="T12">esearching new advancements in segmentation techniques for large-scale terrain mapping with deep learning; to date, have found and presented 12 different academic publications to the team</text:span></text:p>
        </text:list-item>
        <text:list-item>
          <text:p text:style-name="P3"><text:span text:style-name="T12">Building synthetic training data in </text:span><text:span text:style-name="T16">CloudCompare</text:span><text:span text:style-name="T12">, with the goal of expanding training data by </text:span><text:span text:style-name="T16">20</text:span><text:span text:style-name="T12">%</text:span></text:p>
        </text:list-item>
      </text:list>
      <text:p text:style-name="P15"><text:span text:style-name="T10">Software Engineering Extern<text:tab/></text:span><text:span text:style-name="T12"><text:tab/><text:tab/><text:tab/><text:tab/><text:tab/><text:tab/> <text:s text:c="6"/><text:tab/> <text:s text:c="8"/></text:span><text:span text:style-name="T10">February 2021-May 2021</text:span></text:p>
      <text:p text:style-name="P16"><text:a xlink:type="simple" xlink:href="https://qed.usc.edu/" text:style-name="Internet_20_link" text:visited-style-name="Visited_20_Internet_20_Link"><text:span text:style-name="Internet_20_link"><text:span text:style-name="T6">USC QED Research Lab</text:span></text:span></text:a><text:span text:style-name="T12">, Los Angeles, CA</text:span></text:p>
      <text:list xml:id="list1833085011" text:style-name="WWNum2">
        <text:list-item>
          <text:p text:style-name="P4"><text:span text:style-name="T12">Developed Multi-Modal Visualizer, a Python visualization tool for medical time-series data, in 5 weeks</text:span></text:p>
        </text:list-item>
        <text:list-item>
          <text:p text:style-name="P4"><text:span text:style-name="T12">Interviewed 6 lab researchers and ensured the tool fulfilled their primary needs: handle different types of sensor streams concurrently, automatically parse CSV files, and run on modern and legacy </text:span><text:span text:style-name="T16">systems</text:span></text:p>
        </text:list-item>
        <text:list-item>
          <text:p text:style-name="P4"><text:span text:style-name="T16">Configured </text:span><text:span text:style-name="T12">automated deployment in Kubernetes to remove the need for manual </text:span><text:span text:style-name="T16">setup</text:span><text:span text:style-name="T12"> </text:span><text:span text:style-name="T16">and dependencies</text:span></text:p>
        </text:list-item>
      </text:list>
      <text:p text:style-name="P15"><text:span text:style-name="T9">Freelance Full-Stack Developer</text:span><text:span text:style-name="T12"> <text:tab/><text:tab/><text:tab/><text:tab/><text:tab/> <text:s text:c="3"/><text:tab/> <text:s text:c="3"/><text:tab/></text:span><text:span text:style-name="T10"> <text:s text:c="11"/>July 2020-January 2021</text:span></text:p>
      <text:p text:style-name="P16"><text:a xlink:type="simple" xlink:href="https://tinyheadedkingdom.com/" text:style-name="Internet_20_link" text:visited-style-name="Visited_20_Internet_20_Link"><text:span text:style-name="Internet_20_link"><text:span text:style-name="T6">Tiny Headed Kingdom</text:span></text:span></text:a><text:span text:style-name="T12">, Studio City, CA</text:span></text:p>
      <text:list xml:id="list903082558" text:style-name="WWNum4">
        <text:list-item>
          <text:p text:style-name="P5"><text:span text:style-name="T12">Designed </text:span><text:a xlink:type="simple" xlink:href="../../../../../../C:/Users/willf/AppData/Local/Temp/MicrosoftEdgeDownloads/18d2bb71-a0df-4cbf-98de-2ff3cf6e29cb/thkgame.com" text:style-name="Internet_20_link" text:visited-style-name="Visited_20_Internet_20_Link"><text:span text:style-name="Internet_20_link"><text:span text:style-name="T6">Tiny Headed Game</text:span></text:span></text:a><text:span text:style-name="T12">, a multiplayer game for the company’s Holiday 2020 marketing campaign</text:span></text:p>
        </text:list-item>
        <text:list-item>
          <text:p text:style-name="P5"><text:span text:style-name="T18">Deployed frontend and backend code </text:span><text:span text:style-name="T12">with Node.js, GameMaker Studio 2, AWS </text:span><text:span text:style-name="T17">EC2</text:span><text:span text:style-name="T12">, and Firebase</text:span></text:p>
        </text:list-item>
        <text:list-item>
          <text:p text:style-name="P5"><text:span text:style-name="T12">Managed server CI/CD during the game’s rollout; final product played by over 800 </text:span><text:span text:style-name="T17">users</text:span></text:p>
          <text:p text:style-name="P10"/>
        </text:list-item>
      </text:list>
      <text:h text:style-name="Heading_20_3" text:outline-level="3"><text:span text:style-name="T5">Involvement</text:span></text:h>
      <text:p text:style-name="P15"><text:span text:style-name="T9">Organizer and Instructor, </text:span><text:a xlink:type="simple" xlink:href="https://www.inc.hw.com/" text:style-name="Internet_20_link" text:visited-style-name="Visited_20_Internet_20_Link"><text:span text:style-name="Internet_20_link"><text:span text:style-name="T7">HW Inc</text:span></text:span></text:a><text:span text:style-name="T13"><text:tab/></text:span><text:span text:style-name="T9"><text:tab/></text:span><text:span text:style-name="T12"><text:tab/><text:tab/><text:tab/> <text:tab/><text:tab/> <text:s text:c="4"/></text:span><text:span text:style-name="T10">November 2018-June 2021</text:span></text:p>
      <text:list xml:id="list1169215309" text:style-name="WWNum5">
        <text:list-item>
          <text:p text:style-name="P6"><text:span text:style-name="T18">Managed</text:span><text:span text:style-name="T12"> and organized Harvard-Westlake’s 45-person annual entrepreneurship camp for 3 years</text:span></text:p>
        </text:list-item>
        <text:list-item>
          <text:p text:style-name="P6"><text:span text:style-name="T12">Taught workshops on competitive landscapes, branding, and MVP development</text:span></text:p>
        </text:list-item>
        <text:list-item>
          <text:p text:style-name="P6"><text:span text:style-name="T18">Designed </text:span><text:span text:style-name="T12">and </text:span><text:span text:style-name="T18">programmed </text:span><text:span text:style-name="T12">an online social hub in 3 weeks </text:span><text:span text:style-name="T16">during the Covid-19 pandemic</text:span><text:span text:style-name="T12">, allowing over 100 participants and alumni to communicate through a multiplayer recreation of the school library</text:span></text:p>
        </text:list-item>
        <text:list-item>
          <text:p text:style-name="P6"><text:span text:style-name="T12">Presented each year’s progress to audiences of up to 300 people</text:span></text:p>
        </text:list-item>
      </text:list>
      <text:p text:style-name="P15"><text:span text:style-name="T10">Computer Science Mentor, </text:span><text:a xlink:type="simple" xlink:href="https://leadersunitedforchange.org/" text:style-name="Internet_20_link" text:visited-style-name="Visited_20_Internet_20_Link"><text:span text:style-name="Internet_20_link"><text:span text:style-name="T6">Leaders United for Change</text:span></text:span></text:a><text:span text:style-name="T12"><text:tab/><text:tab/><text:tab/> <text:s text:c="2"/><text:tab/> <text:s text:c="11"/></text:span><text:span text:style-name="T10">March 2020-June 2021</text:span></text:p>
      <text:list xml:id="list2162655906" text:style-name="WWNum6">
        <text:list-item>
          <text:p text:style-name="P7"><text:span text:style-name="T18">Oversaw</text:span><text:span text:style-name="T12"> online Python tutoring sessions through Zoom for over 50 middle school students</text:span></text:p>
        </text:list-item>
        <text:list-item>
          <text:p text:style-name="P7"><text:span text:style-name="T12">Wrote and taught a 6-week summer program about Python, HTML, and Machine Learning to 60 students</text:span></text:p>
          <text:p text:style-name="P11"/>
        </text:list-item>
      </text:list>
      <text:h text:style-name="Heading_20_3" text:outline-level="3"><text:span text:style-name="T5">Projects</text:span></text:h>
      <text:list xml:id="list1892319189" text:style-name="WWNum7">
        <text:list-item>
          <text:p text:style-name="P8"><text:span text:style-name="Internet_20_link"><text:span text:style-name="T8">FreehandVR</text:span></text:span><text:span text:style-name="Internet_20_link"><text:span text:style-name="T6"> – marker-less VR hand-tracking prototype using C# and Python</text:span></text:span></text:p>
        </text:list-item>
        <text:list-item>
          <text:p text:style-name="P8"><text:a xlink:type="simple" xlink:href="https://willfarhat.com/#remotion" text:style-name="Internet_20_link" text:visited-style-name="Visited_20_Internet_20_Link"><text:span text:style-name="Internet_20_link"><text:span text:style-name="T8">ReMotion</text:span></text:span></text:a><text:span text:style-name="T12"> – 3D positional tracking software for AR game design using Python and C++</text:span></text:p>
        </text:list-item>
        <text:list-item>
          <text:p text:style-name="P8"><text:span text:style-name="T10">Markov Books</text:span><text:span text:style-name="T12"> – procedural book extender using a Java implementation of Markov chains</text:span></text:p>
        </text:list-item>
        <text:list-item>
          <text:p text:style-name="P8"><text:a xlink:type="simple" xlink:href="https://willfarhat.com/#mmomaker" text:style-name="Internet_20_link" text:visited-style-name="Visited_20_Internet_20_Link"><text:span text:style-name="Internet_20_link"><text:span text:style-name="T8">MMOMaker</text:span></text:span></text:a><text:span text:style-name="T12"> – open-source MMO framework for GameMaker Studio 2</text:span></text:p>
        </text:list-item>
        <text:list-item>
          <text:p text:style-name="P8"><text:span text:style-name="T10">Willfarhat.com –</text:span><text:span text:style-name="T12"> <text:s/>full-stack website hosted on Linux and built with React, TypeScript, and Node.js</text:span></text:p>
        </text:list-item>
        <text:list-item>
          <text:p text:style-name="P8"><text:a xlink:type="simple" xlink:href="https://willfarhat.com/#coffeehouse" text:style-name="Internet_20_link" text:visited-style-name="Visited_20_Internet_20_Link"><text:span text:style-name="Internet_20_link"><text:span text:style-name="T8">Coffeehouse</text:span></text:span></text:a><text:span text:style-name="T12"> – WebRTC and JavaScript powered conference calling for music sharing and jam sessions</text:span></text:p>
        </text:list-item>
        <text:list-item>
          <text:p text:style-name="P8"><text:span text:style-name="T10">Inc View –</text:span><text:span text:style-name="T12"> Node.js video calling web app to connect multiple computers into a geographic camera network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nifer O'Connor</meta:initial-creator>
    <meta:editing-cycles>32</meta:editing-cycles>
    <meta:creation-date>2021-09-17T09:27:00</meta:creation-date>
    <dc:date>2022-01-04T00:18:15.726872568</dc:date>
    <dc:language>en-US</dc:language>
    <meta:editing-duration>PT3H23M3S</meta:editing-duration>
    <meta:generator>LibreOffice/7.2.4.1$Linux_X86_64 LibreOffice_project/b8e68b5bf61ce56d972a163ea31a18aecdcd64cd</meta:generator>
    <meta:document-statistic meta:table-count="0" meta:image-count="0" meta:object-count="0" meta:page-count="1" meta:paragraph-count="45" meta:word-count="472" meta:character-count="3348" meta:non-whitespace-character-count="2802"/>
    <meta:user-defined meta:name="AppVersion">16.0000</meta:user-defined>
    <meta:user-defined meta:name="Company">University of Southern California</meta:user-defined>
    <meta:template xlink:type="simple" xlink:actuate="onRequest" xlink:title="Normal.dotm" xlink:href=""/>
  </office:meta>
</office:document-meta>
</file>